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5.68mm"/>
    </style:style>
    <style:style style:name="co8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4" table:default-cell-style-name="ce1"/>
        <table:table-row table:style-name="ro1" table:number-rows-repeated="3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ENTRALITIES</text:p>
          </table:table-cell>
          <table:table-cell table:style-name="ce1" table:number-columns-repeated="3"/>
          <table:table-cell table:style-name="Default" office:value-type="string" calcext:value-type="string">
            <text:p>CLUSTERING</text:p>
          </table:table-cell>
          <table:table-cell table:style-name="ce1"/>
          <table:table-cell office:value-type="string" calcext:value-type="string">
            <text:p>DISTANCE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loseness (single)</text:p>
          </table:table-cell>
          <table:table-cell table:style-name="ce1" office:value-type="string" calcext:value-type="string">
            <text:p>closeness (all)</text:p>
          </table:table-cell>
          <table:table-cell table:style-name="ce1" office:value-type="string" calcext:value-type="string">
            <text:p>betweenness (single)</text:p>
          </table:table-cell>
          <table:table-cell table:style-name="ce1" office:value-type="string" calcext:value-type="string">
            <text:p>betweenness (all)</text:p>
          </table:table-cell>
          <table:table-cell table:style-name="ce1" office:value-type="string" calcext:value-type="string">
            <text:p>gcc</text:p>
          </table:table-cell>
          <table:table-cell table:style-name="ce1" office:value-type="string" calcext:value-type="string">
            <text:p>mlcc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ycle-05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5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5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8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8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-08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m-00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m-00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m-00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near-08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inear-08-wu-01</text:p>
          </table:table-cell>
          <table:table-cell table:number-columns-repeated="3"/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-08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mboid-07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mboid-07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omboid-07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romboid-09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romboid-09-wu-0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romboid-09-wu-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net-00-wu-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mallnet-00-wu-01</text:p>
          </table:table-cell>
          <table:table-cell table:number-columns-repeated="5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net-00-wu-02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6:.L26])" office:value-type="float" office:value="0" calcext:value-type="float">
            <text:p>0</text:p>
          </table:table-cell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13">
      <number:number number:decimal-places="0" loext:min-decimal-places="0" number:min-integer-digits="4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20:20:12.367187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2:30:01.376556418</meta:creation-date>
    <dc:date>2019-01-30T20:21:06.432017028</dc:date>
    <meta:editing-duration>PT1M58S</meta:editing-duration>
    <meta:editing-cycles>3</meta:editing-cycles>
    <meta:generator>LibreOffice/6.0.7.3$Linux_X86_64 LibreOffice_project/00m0$Build-3</meta:generator>
    <meta:document-statistic meta:table-count="1" meta:cell-count="34" meta:object-count="0"/>
  </office:meta>
</office:document-meta>
</file>